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style:text-position="super 64.2%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style:text-position="super 64.2%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list-style-name="LFO1" style:family="paragraph">
      <style:text-properties fo:font-size="14pt" style:font-size-asian="14pt" style:font-size-complex="14pt"/>
    </style:style>
    <style:style style:name="P14" style:parent-style-name="Standard" style:list-style-name="LFO1" style:family="paragraph">
      <style:text-properties fo:font-size="14pt" style:font-size-asian="14pt" style:font-size-complex="14pt"/>
    </style:style>
    <style:style style:name="P15" style:parent-style-name="Standard" style:list-style-name="LFO1" style:family="paragraph">
      <style:text-properties fo:font-size="14pt" style:font-size-asian="14pt" style:font-size-complex="14pt"/>
    </style:style>
    <style:style style:name="P16" style:parent-style-name="Standard" style:list-style-name="LFO1" style:family="paragraph">
      <style:text-properties fo:font-size="14pt" style:font-size-asian="14pt" style:font-size-complex="14pt"/>
    </style:style>
    <style:style style:name="P17" style:parent-style-name="Standard" style:list-style-name="LFO1" style:family="paragraph">
      <style:text-properties fo:font-size="14pt" style:font-size-asian="14pt" style:font-size-complex="14pt"/>
    </style:style>
    <style:style style:name="P18" style:parent-style-name="Standard" style:list-style-name="LFO1" style:family="paragraph">
      <style:text-properties fo:font-size="14pt" style:font-size-asian="14pt" style:font-size-complex="14pt"/>
    </style:style>
    <style:style style:name="P19" style:parent-style-name="Standard" style:list-style-name="LFO1" style:family="paragraph">
      <style:text-properties fo:font-size="14pt" style:font-size-asian="14pt" style:font-size-complex="14pt"/>
    </style:style>
    <style:style style:name="P20" style:parent-style-name="Standard" style:list-style-name="LFO1" style:family="paragraph">
      <style:text-properties fo:font-size="14pt" style:font-size-asian="14pt" style:font-size-complex="14pt"/>
    </style:style>
    <style:style style:name="P21" style:parent-style-name="Standard" style:list-style-name="LFO1" style:family="paragraph">
      <style:text-properties fo:font-size="14pt" style:font-size-asian="14pt" style:font-size-complex="14pt"/>
    </style:style>
    <style:style style:name="P22" style:parent-style-name="Standard" style:list-style-name="LFO1" style:family="paragraph">
      <style:text-properties fo:font-size="14pt" style:font-size-asian="14pt" style:font-size-complex="14pt"/>
    </style:style>
    <style:style style:name="P23" style:parent-style-name="Standard" style:list-style-name="LFO1" style:family="paragraph">
      <style:text-properties fo:font-size="14pt" style:font-size-asian="14pt" style:font-size-complex="14pt"/>
    </style:style>
    <style:style style:name="P24" style:parent-style-name="Standard" style:list-style-name="LFO1" style:family="paragraph">
      <style:text-properties fo:font-size="14pt" style:font-size-asian="14pt" style:font-size-complex="14pt"/>
    </style:style>
    <style:style style:name="P25" style:parent-style-name="Standard" style:family="paragraph">
      <style:paragraph-properties fo:margin-left="-0.1965in">
        <style:tab-stops/>
      </style:paragraph-properties>
      <style:text-properties fo:font-size="14pt" style:font-size-asian="14pt" style:font-size-complex="14pt"/>
    </style:style>
    <style:style style:name="P26" style:parent-style-name="Standard" style:family="paragraph">
      <style:paragraph-properties fo:margin-left="-0.1965in">
        <style:tab-stops/>
      </style:paragraph-properties>
      <style:text-properties fo:font-size="14pt" style:font-size-asian="14pt" style:font-size-complex="14pt"/>
    </style:style>
    <style:style style:name="P27" style:parent-style-name="Standard" style:list-style-name="LFO1" style:family="paragraph">
      <style:text-properties fo:font-size="14pt" style:font-size-asian="14pt" style:font-size-complex="14pt"/>
    </style:style>
    <style:style style:name="P28" style:parent-style-name="Standard" style:list-style-name="LFO1" style:family="paragraph">
      <style:text-properties fo:font-size="14pt" style:font-size-asian="14pt" style:font-size-complex="14pt"/>
    </style:style>
    <style:style style:name="P29" style:parent-style-name="Standard" style:list-style-name="LFO1" style:family="paragraph">
      <style:text-properties fo:font-size="14pt" style:font-size-asian="14pt" style:font-size-complex="14pt"/>
    </style:style>
    <style:style style:name="P30" style:parent-style-name="Standard" style:list-style-name="LFO1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style:text-position="super 64.2%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list-style-name="LFO2" style:family="paragraph">
      <style:text-properties fo:font-size="14pt" style:font-size-asian="14pt" style:font-size-complex="14pt"/>
    </style:style>
    <style:style style:name="P46" style:parent-style-name="Standard" style:list-style-name="LFO2" style:family="paragraph">
      <style:text-properties fo:font-size="14pt" style:font-size-asian="14pt" style:font-size-complex="14pt"/>
    </style:style>
    <style:style style:name="P47" style:parent-style-name="Standard" style:list-style-name="LFO2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style:font-size-complex="14pt"/>
    </style:style>
    <style:style style:name="T52" style:parent-style-name="DefaultParagraphFont" style:family="text">
      <style:text-properties style:font-size-complex="14pt"/>
    </style:style>
    <style:style style:name="T53" style:parent-style-name="DefaultParagraphFont" style:family="text">
      <style:text-properties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style:text-position="super 64.2%"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list-style-name="LFO3" style:family="paragraph">
      <style:text-properties fo:font-size="14pt" style:font-size-asian="14pt" style:font-size-complex="14pt"/>
    </style:style>
    <style:style style:name="P69" style:parent-style-name="Standard" style:list-style-name="LFO3" style:family="paragraph">
      <style:text-properties fo:font-size="14pt" style:font-size-asian="14pt" style:font-size-complex="14pt"/>
    </style:style>
    <style:style style:name="P70" style:parent-style-name="Standard" style:list-style-name="LFO3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style:text-position="super 64.2%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list-style-name="LFO4" style:family="paragraph">
      <style:text-properties fo:font-size="14pt" style:font-size-asian="14pt" style:font-size-complex="14pt"/>
    </style:style>
    <style:style style:name="P85" style:parent-style-name="Standard" style:list-style-name="LFO4" style:family="paragraph">
      <style:text-properties fo:font-size="14pt" style:font-size-asian="14pt" style:font-size-complex="14pt"/>
    </style:style>
    <style:style style:name="P86" style:parent-style-name="Standard" style:list-style-name="LFO4" style:family="paragraph">
      <style:text-properties fo:font-size="14pt" style:font-size-asian="14pt" style:font-size-complex="14pt"/>
    </style:style>
    <style:style style:name="P87" style:parent-style-name="Standard" style:list-style-name="LFO4" style:family="paragraph">
      <style:text-properties fo:font-size="14pt" style:font-size-asian="14pt" style:font-size-complex="14pt"/>
    </style:style>
    <style:style style:name="P88" style:parent-style-name="Standard" style:list-style-name="LFO4" style:family="paragraph">
      <style:text-properties fo:font-size="14pt" style:font-size-asian="14pt" style:font-size-complex="14pt"/>
    </style:style>
    <style:style style:name="P89" style:parent-style-name="Standard" style:list-style-name="LFO4" style:family="paragraph">
      <style:text-properties fo:font-size="14pt" style:font-size-asian="14pt" style:font-size-complex="14pt"/>
    </style:style>
    <style:style style:name="P90" style:parent-style-name="Standard" style:list-style-name="LFO4" style:family="paragraph">
      <style:text-properties fo:font-size="14pt" style:font-size-asian="14pt" style:font-size-complex="14pt"/>
    </style:style>
    <style:style style:name="P91" style:parent-style-name="Standard" style:list-style-name="LFO4" style:family="paragraph">
      <style:text-properties fo:font-size="14pt" style:font-size-asian="14pt" style:font-size-complex="14pt"/>
    </style:style>
    <style:style style:name="P92" style:parent-style-name="Standard" style:list-style-name="LFO4" style:family="paragraph">
      <style:text-properties fo:font-size="14pt" style:font-size-asian="14pt" style:font-size-complex="14pt"/>
    </style:style>
    <style:style style:name="P93" style:parent-style-name="Standard" style:list-style-name="LFO4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list-style-name="LFO5" style:family="paragraph">
      <style:text-properties fo:font-size="14pt" style:font-size-asian="14pt" style:font-size-complex="14pt"/>
    </style:style>
    <style:style style:name="P104" style:parent-style-name="Standard" style:list-style-name="LFO5" style:family="paragraph">
      <style:text-properties fo:font-size="14pt" style:font-size-asian="14pt" style:font-size-complex="14pt"/>
    </style:style>
    <style:style style:name="P105" style:parent-style-name="Standard" style:list-style-name="LFO5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tab/><text:tab/><text:tab/><text:tab/><text:tab/><text:s/>Sessions Plan</text:p>
      <text:p text:style-name="P2"/>
      <text:p text:style-name="Standard"><text:span text:style-name="T3">1</text:span><text:span text:style-name="T4">st</text:span><text:span text:style-name="T5"><text:s/>Month (Topic of the Month: General Mathematics) :-</text:span></text:p>
      <text:p text:style-name="P6"/>
      <text:p text:style-name="Standard"><text:span text:style-name="T7">For 1</text:span><text:span text:style-name="T8">st</text:span><text:span text:style-name="T9"><text:s/>year students:</text:span></text:p>
      <text:p text:style-name="P10"/>
      <text:p text:style-name="P11">Programming Stuff:</text:p>
      <text:p text:style-name="P12"/>
      <text:list text:style-name="LFO1" text:continue-numbering="true">
        <text:list-item>
          <text:p text:style-name="P13">Basic idea about programming.</text:p>
        </text:list-item>
        <text:list-item>
          <text:p text:style-name="P14">What are Pseudocodes ?</text:p>
        </text:list-item>
        <text:list-item>
          <text:p text:style-name="P15">How to write pseudocodes ?</text:p>
        </text:list-item>
        <text:list-item>
          <text:p text:style-name="P16">How to approach any problem ?</text:p>
        </text:list-item>
        <text:list-item>
          <text:p text:style-name="P17">How to come up with an algorithm ?</text:p>
        </text:list-item>
        <text:list-item>
          <text:p text:style-name="P18">Basic understanding of C language.</text:p>
        </text:list-item>
        <text:list-item>
          <text:p text:style-name="P19">Data types, variable declarations, etc.</text:p>
        </text:list-item>
        <text:list-item>
          <text:p text:style-name="P20">Basic commands.</text:p>
        </text:list-item>
        <text:list-item>
          <text:p text:style-name="P21">How to write simple programs ? <text:s/></text:p>
        </text:list-item>
        <text:list-item>
          <text:p text:style-name="P22">If – else statements.</text:p>
        </text:list-item>
        <text:list-item>
          <text:p text:style-name="P23">While loops.</text:p>
        </text:list-item>
        <text:list-item>
          <text:p text:style-name="P24">for loops.</text:p>
        </text:list-item>
      </text:list>
      <text:p text:style-name="P25"/>
      <text:p text:style-name="P26"><text:s text:c="4"/>Algorithmic Stuff:</text:p>
      <text:list text:style-name="LFO1" text:continue-numbering="true">
        <text:list-item>
          <text:p text:style-name="P27">Sieve method of finding whether a number is a prime number.</text:p>
        </text:list-item>
        <text:list-item>
          <text:p text:style-name="P28">XOR<text:s/>and modulo<text:s/>operator in C</text:p>
        </text:list-item>
        <text:list-item>
          <text:p text:style-name="P29">Modeling basic Probability<text:s/>and PnC<text:s/>Questions ( Very Easy Questions only)</text:p>
        </text:list-item>
        <text:list-item>
          <text:p text:style-name="P30">Tic - Tac – Toe<text:s/>,Sudoku checker.<text:s/></text:p>
        </text:list-item>
      </text:list>
      <text:p text:style-name="P31"/>
      <text:p text:style-name="P32">For other students:</text:p>
      <text:p text:style-name="P33"><text:tab/>Euler Totient Function</text:p>
      <text:p text:style-name="P34"><text:tab/>Lucas Theorem</text:p>
      <text:p text:style-name="P35"><text:tab/>Time Complexity</text:p>
      <text:p text:style-name="P36"><text:tab/>Find nCr mod p</text:p>
      <text:p text:style-name="P37"><text:tab/>Basic DP and Graph Questions</text:p>
      <text:p text:style-name="P38"><text:tab/>DP should be simple recurrences and Graph should be basic DFS/BFS</text:p>
      <text:p text:style-name="P39"/>
      <text:p text:style-name="Standard"><text:span text:style-name="T40">2</text:span><text:span text:style-name="T41">nd</text:span><text:span text:style-name="T42"><text:s/>Month (Topic of the Month: Sorting and Implementation Questions) :-</text:span></text:p>
      <text:p text:style-name="P43"/>
      <text:p text:style-name="P44">Programming Stuff:</text:p>
      <text:list text:style-name="LFO2" text:continue-numbering="true">
        <text:list-item>
          <text:p text:style-name="P45">Arrays.</text:p>
        </text:list-item>
        <text:list-item>
          <text:p text:style-name="P46">Functions.</text:p>
        </text:list-item>
        <text:list-item>
          <text:p text:style-name="P47">Structures.</text:p>
        </text:list-item>
      </text:list>
      <text:p text:style-name="P48"/>
      <text:p text:style-name="P49">Algorithms Stuff:</text:p>
      <text:p text:style-name="Standard"><text:span text:style-name="T50"><text:tab/></text:span><text:span text:style-name="T51">Sorting algorithms.</text:span></text:p>
      <text:p text:style-name="Standard"><text:span text:style-name="T52"><text:tab/>Binary search</text:span><text:span text:style-name="T53"><text:s/>(Iterative)</text:span></text:p>
      <text:p text:style-name="P54"/>
      <text:p text:style-name="P55">For other Students:</text:p>
      <text:p text:style-name="P56"><text:tab/>Topological Sort for graphs</text:p>
      <text:p text:style-name="P57"><text:tab/>Implementation Questions ( To develop strong programming skills)</text:p>
      <text:p text:style-name="P58"><text:tab/>2-D DP questions</text:p>
      <text:p text:style-name="P59"><text:tab/>Stack Very Simple Questions</text:p>
      <text:p text:style-name="P60"><text:tab/>Strongly Connected<text:s/>Components</text:p>
      <text:p text:style-name="P61"><text:tab/></text:p>
      <text:p text:style-name="Standard"><text:span text:style-name="T62">3</text:span><text:span text:style-name="T63">rd</text:span><text:span text:style-name="T64"><text:s/>Month(Topic of the Month: Data Structures) :-</text:span></text:p>
      <text:p text:style-name="P65"/>
      <text:p text:style-name="P66">Programming Stuff:</text:p>
      <text:p text:style-name="P67"/>
      <text:list text:style-name="LFO3" text:continue-numbering="true">
        <text:list-item>
          <text:p text:style-name="P68">Recursion</text:p>
        </text:list-item>
        <text:list-item>
          <text:p text:style-name="P69">Tower of Hanoi, GCD, LCM</text:p>
        </text:list-item>
        <text:list-item>
          <text:p text:style-name="P70">Basic understanding<text:s/>of Data structures (stack,queue).</text:p>
        </text:list-item>
      </text:list>
      <text:p text:style-name="P71"/>
      <text:p text:style-name="P72">For other students:</text:p>
      <text:p text:style-name="P73"><text:tab/>Good Problems involving Basic DS like Stack, Queue, HashMap</text:p>
      <text:p text:style-name="P74"><text:tab/>More Practice on DP questions</text:p>
      <text:p text:style-name="P75"><text:tab/>Implementation Questions</text:p>
      <text:p text:style-name="P76"/>
      <text:p text:style-name="Standard"><text:span text:style-name="T77">4</text:span><text:span text:style-name="T78">th</text:span><text:span text:style-name="T79"><text:s/>Month (Topic of the Month: Strings and Advanced Da</text:span><text:span text:style-name="T80">ta Structures) :-</text:span></text:p>
      <text:p text:style-name="P81"/>
      <text:p text:style-name="P82">Programming Stuff:</text:p>
      <text:p text:style-name="P83"/>
      <text:list text:style-name="LFO4" text:continue-numbering="true">
        <text:list-item>
          <text:p text:style-name="P84">What are Pointers ?</text:p>
        </text:list-item>
        <text:list-item>
          <text:p text:style-name="P85">How to use them ?</text:p>
        </text:list-item>
        <text:list-item>
          <text:p text:style-name="P86">Conceptual understanding of pointers.</text:p>
        </text:list-item>
        <text:list-item>
          <text:p text:style-name="P87">Pointers in everything.</text:p>
        </text:list-item>
        <text:list-item>
          <text:p text:style-name="P88">Type casting.</text:p>
        </text:list-item>
        <text:list-item>
          <text:p text:style-name="P89">How to write efficient programs using pointers ?</text:p>
        </text:list-item>
        <text:list-item>
          <text:p text:style-name="P90">Strings – how to use them ?</text:p>
        </text:list-item>
        <text:list-item>
          <text:p text:style-name="P91">Operations on strings – deleting elements from string, searching in a string, extracting sub-strings, etc.</text:p>
        </text:list-item>
        <text:list-item>
          <text:p text:style-name="P92">Basic level code optimization.<text:s/>(reducing loops, reducing iterations in a loop, reducing if-else statements, using some library functions, using other data structures for appropriate problems, etc).</text:p>
        </text:list-item>
        <text:list-item>
          <text:p text:style-name="P93">Linked List</text:p>
        </text:list-item>
      </text:list>
      <text:p text:style-name="P94"/>
      <text:p text:style-name="P95"/>
      <text:p text:style-name="P96">For other Students:</text:p>
      <text:p text:style-name="P97"><text:tab/>Basic Questions on Advanced Data Types like Segment Trees</text:p>
      <text:p text:style-name="P98"><text:tab/>String Algorithms</text:p>
      <text:p text:style-name="P99"><text:tab/>String Matching and Tries</text:p>
      <text:p text:style-name="P100"/>
      <text:soft-page-break/>
      <text:p text:style-name="P101">Other Topics :-</text:p>
      <text:p text:style-name="P102"><text:tab/></text:p>
      <text:list text:style-name="LFO5" text:continue-numbering="true">
        <text:list-item>
          <text:p text:style-name="P103">Matrix multiplication using recursion.</text:p>
        </text:list-item>
        <text:list-item>
          <text:p text:style-name="P104">Finding permutations of any number using recursion.</text:p>
        </text:list-item>
        <text:list-item>
          <text:p text:style-name="P105">2D and 3D array based problems. (Students often face problems in visualizing<text:s/>and manipulating 2D and 3D arrays while solving grid based questions).</text:p>
        </text:list-item>
      </text:list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ish</dc:creator>
    <meta:creation-date>2015-05-10T19:09:00Z</meta:creation-date>
    <dc:date>2015-05-23T13:21:00Z</dc:date>
    <meta:template xlink:href="Normal" xlink:type="simple"/>
    <meta:editing-cycles>22</meta:editing-cycles>
    <meta:editing-duration>PT2280S</meta:editing-duration>
    <meta:document-statistic meta:page-count="3" meta:paragraph-count="5" meta:word-count="376" meta:character-count="2515" meta:row-count="17" meta:non-whitespace-character-count="2144"/>
  </office:meta>
</office:document-meta>
</file>